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2.057cm"/>
    </style:style>
    <style:style style:name="co30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236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0.99cm"/>
    </style:style>
    <style:style style:name="co35" style:family="table-column">
      <style:table-column-properties fo:break-before="auto" style:column-width="1.732cm"/>
    </style:style>
    <style:style style:name="co36" style:family="table-column">
      <style:table-column-properties fo:break-before="auto" style:column-width="1.935cm"/>
    </style:style>
    <style:style style:name="co37" style:family="table-column">
      <style:table-column-properties fo:break-before="auto" style:column-width="1.5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1.039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212cm"/>
    </style:style>
    <style:style style:name="co46" style:family="table-column">
      <style:table-column-properties fo:break-before="auto" style:column-width="1.311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2.028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203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1.411cm"/>
    </style:style>
    <style:style style:name="co56" style:family="table-column">
      <style:table-column-properties fo:break-before="auto" style:column-width="0.296cm"/>
    </style:style>
    <style:style style:name="co57" style:family="table-column">
      <style:table-column-properties fo:break-before="auto" style:column-width="2.475cm"/>
    </style:style>
    <style:style style:name="co58" style:family="table-column">
      <style:table-column-properties fo:break-before="auto" style:column-width="12.35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1.96cm"/>
    </style:style>
    <style:style style:name="co61" style:family="table-column">
      <style:table-column-properties fo:break-before="auto" style:column-width="15.498cm"/>
    </style:style>
    <style:style style:name="co62" style:family="table-column">
      <style:table-column-properties fo:break-before="auto" style:column-width="2.771cm"/>
    </style:style>
    <style:style style:name="co63" style:family="table-column">
      <style:table-column-properties fo:break-before="auto" style:column-width="1.954cm"/>
    </style:style>
    <style:style style:name="co64" style:family="table-column">
      <style:table-column-properties fo:break-before="auto" style:column-width="1.162cm"/>
    </style:style>
    <style:style style:name="co65" style:family="table-column">
      <style:table-column-properties fo:break-before="auto" style:column-width="1.261cm"/>
    </style:style>
    <style:style style:name="co66" style:family="table-column">
      <style:table-column-properties fo:break-before="auto" style:column-width="1.014cm"/>
    </style:style>
    <style:style style:name="co67" style:family="table-column">
      <style:table-column-properties fo:break-before="auto" style:column-width="1.113cm"/>
    </style:style>
    <style:style style:name="co68" style:family="table-column">
      <style:table-column-properties fo:break-before="auto" style:column-width="1.286cm"/>
    </style:style>
    <style:style style:name="co69" style:family="table-column">
      <style:table-column-properties fo:break-before="auto" style:column-width="0.346cm"/>
    </style:style>
    <style:style style:name="co70" style:family="table-column">
      <style:table-column-properties fo:break-before="auto" style:column-width="1.335cm"/>
    </style:style>
    <style:style style:name="co71" style:family="table-column">
      <style:table-column-properties fo:break-before="auto" style:column-width="1.707cm"/>
    </style:style>
    <style:style style:name="co72" style:family="table-column">
      <style:table-column-properties fo:break-before="auto" style:column-width="1.559cm"/>
    </style:style>
    <style:style style:name="co73" style:family="table-column">
      <style:table-column-properties fo:break-before="auto" style:column-width="1.385cm"/>
    </style:style>
    <style:style style:name="co74" style:family="table-column">
      <style:table-column-properties fo:break-before="auto" style:column-width="2.048cm"/>
    </style:style>
    <style:style style:name="co75" style:family="table-column">
      <style:table-column-properties fo:break-before="auto" style:column-width="2.004cm"/>
    </style:style>
    <style:style style:name="co76" style:family="table-column">
      <style:table-column-properties fo:break-before="auto" style:column-width="2.053cm"/>
    </style:style>
    <style:style style:name="co77" style:family="table-column">
      <style:table-column-properties fo:break-before="auto" style:column-width="1.782cm"/>
    </style:style>
    <style:style style:name="co78" style:family="table-column">
      <style:table-column-properties fo:break-before="auto" style:column-width="2.574cm"/>
    </style:style>
    <style:style style:name="co79" style:family="table-column">
      <style:table-column-properties fo:break-before="auto" style:column-width="2.252cm"/>
    </style:style>
    <style:style style:name="co80" style:family="table-column">
      <style:table-column-properties fo:break-before="auto" style:column-width="2.129cm"/>
    </style:style>
    <style:style style:name="co81" style:family="table-column">
      <style:table-column-properties fo:break-before="auto" style:column-width="2.401cm"/>
    </style:style>
    <style:style style:name="co82" style:family="table-column">
      <style:table-column-properties fo:break-before="auto" style:column-width="2.02cm"/>
    </style:style>
    <style:style style:name="co83" style:family="table-column">
      <style:table-column-properties fo:break-before="auto" style:column-width="1.201cm"/>
    </style:style>
    <style:style style:name="co84" style:family="table-column">
      <style:table-column-properties fo:break-before="auto" style:column-width="1.27cm"/>
    </style:style>
    <style:style style:name="co85" style:family="table-column">
      <style:table-column-properties fo:break-before="auto" style:column-width="1.293cm"/>
    </style:style>
    <style:style style:name="co86" style:family="table-column">
      <style:table-column-properties fo:break-before="auto" style:column-width="1.633cm"/>
    </style:style>
    <style:style style:name="co87" style:family="table-column">
      <style:table-column-properties fo:break-before="auto" style:column-width="1.157cm"/>
    </style:style>
    <style:style style:name="co88" style:family="table-column">
      <style:table-column-properties fo:break-before="auto" style:column-width="1.247cm"/>
    </style:style>
    <style:style style:name="co89" style:family="table-column">
      <style:table-column-properties fo:break-before="auto" style:column-width="1.565cm"/>
    </style:style>
    <style:style style:name="co90" style:family="table-column">
      <style:table-column-properties fo:break-before="auto" style:column-width="1.815cm"/>
    </style:style>
    <style:style style:name="co91" style:family="table-column">
      <style:table-column-properties fo:break-before="auto" style:column-width="1.61cm"/>
    </style:style>
    <style:style style:name="co92" style:family="table-column">
      <style:table-column-properties fo:break-before="auto" style:column-width="0.226cm"/>
    </style:style>
    <style:style style:name="co93" style:family="table-column">
      <style:table-column-properties fo:break-before="auto" style:column-width="1.882cm"/>
    </style:style>
    <style:style style:name="co94" style:family="table-column">
      <style:table-column-properties fo:break-before="auto" style:column-width="1.33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1.679cm"/>
    </style:style>
    <style:style style:name="co97" style:family="table-column">
      <style:table-column-properties fo:break-before="auto" style:column-width="1.52cm"/>
    </style:style>
    <style:style style:name="co98" style:family="table-column">
      <style:table-column-properties fo:break-before="auto" style:column-width="1.436cm"/>
    </style:style>
    <style:style style:name="co99" style:family="table-column">
      <style:table-column-properties fo:break-before="auto" style:column-width="1.542cm"/>
    </style:style>
    <style:style style:name="co100" style:family="table-column">
      <style:table-column-properties fo:break-before="auto" style:column-width="2.291cm"/>
    </style:style>
    <style:style style:name="co101" style:family="table-column">
      <style:table-column-properties fo:break-before="auto" style:column-width="2.268cm"/>
    </style:style>
    <style:style style:name="co102" style:family="table-column">
      <style:table-column-properties fo:break-before="auto" style:column-width="2.155cm"/>
    </style:style>
    <style:style style:name="co103" style:family="table-column">
      <style:table-column-properties fo:break-before="auto" style:column-width="2.087cm"/>
    </style:style>
    <style:style style:name="co104" style:family="table-column">
      <style:table-column-properties fo:break-before="auto" style:column-width="2.201cm"/>
    </style:style>
    <style:style style:name="co105" style:family="table-column">
      <style:table-column-properties fo:break-before="auto" style:column-width="1.042cm"/>
    </style:style>
    <style:style style:name="co10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6" table:default-cell-style-name="ce29"/>
        <table:table-column table:style-name="co5" table:number-columns-repeated="2" table:default-cell-style-name="ce29"/>
        <table:table-column table:style-name="co12" table:default-cell-style-name="ce29"/>
        <table:table-column table:style-name="co11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9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number-columns-repeated="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2" table:default-cell-style-name="ce29"/>
        <table:table-column table:style-name="co27" table:default-cell-style-name="ce29"/>
        <table:table-column table:style-name="co24" table:default-cell-style-name="ce29"/>
        <table:table-column table:style-name="co28" table:default-cell-style-name="ce29"/>
        <table:table-column table:style-name="co24" table:number-columns-repeated="982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1" table:number-columns-repeated="984"/>
          <table:table-cell/>
        </table:table-row>
        <table:table-row table:style-name="ro1">
          <table:table-cell table:style-name="ce31"/>
          <table:table-cell table:style-name="ce37"/>
          <table:table-cell table:style-name="ce31" table:number-columns-repeated="37"/>
          <table:table-cell table:style-name="ce33"/>
          <table:table-cell table:style-name="ce31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3" office:value-type="string" calcext:value-type="string">
            <text:p>-4201.41 </text:p>
          </table:table-cell>
          <table:table-cell table:number-columns-repeated="2"/>
          <table:table-cell table:style-name="ce43" office:value-type="string" calcext:value-type="string">
            <text:p>-503.41 </text:p>
          </table:table-cell>
          <table:table-cell table:style-name="ce4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37526.56</text:p>
          </table:table-cell>
          <table:table-cell table:style-name="ce41" office:value-type="string" calcext:value-type="string">
            <text:p>+897</text:p>
          </table:table-cell>
          <table:table-cell table:style-name="ce41" office:value-type="string" calcext:value-type="string">
            <text:p>+8430</text:p>
          </table:table-cell>
          <table:table-cell table:number-columns-repeated="2"/>
          <table:table-cell table:style-name="ce41" office:value-type="string" calcext:value-type="string">
            <text:p>+46854</text:p>
          </table:table-cell>
          <table:table-cell table:style-name="ce4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1992.44</text:p>
          </table:table-cell>
          <table:table-cell table:style-name="ce41" office:value-type="string" calcext:value-type="string">
            <text:p>+6435</text:p>
          </table:table-cell>
          <table:table-cell table:style-name="ce41" office:value-type="string" calcext:value-type="string">
            <text:p>+4007</text:p>
          </table:table-cell>
          <table:table-cell table:number-columns-repeated="2"/>
          <table:table-cell table:style-name="ce41" office:value-type="string" calcext:value-type="string">
            <text:p>+12434</text:p>
          </table:table-cell>
          <table:table-cell table:style-name="ce4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3" office:value-type="string" calcext:value-type="string">
            <text:p>-876 </text:p>
          </table:table-cell>
          <table:table-cell table:style-name="ce43" office:value-type="string" calcext:value-type="string">
            <text:p>-1884.43</text:p>
          </table:table-cell>
          <table:table-cell table:style-name="ce4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3" office:value-type="string" calcext:value-type="string">
            <text:p>-11376.02</text:p>
          </table:table-cell>
          <table:table-cell table:style-name="ce41" office:value-type="string" calcext:value-type="string">
            <text:p>+4053</text:p>
          </table:table-cell>
          <table:table-cell table:style-name="ce41" office:value-type="string" calcext:value-type="string">
            <text:p>+17515</text:p>
          </table:table-cell>
          <table:table-cell table:number-columns-repeated="2"/>
          <table:table-cell table:style-name="ce41" office:value-type="string" calcext:value-type="string">
            <text:p>+10192</text:p>
          </table:table-cell>
          <table:table-cell table:style-name="ce4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7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3" office:value-type="string" calcext:value-type="string">
            <text:p>-301.55 </text:p>
          </table:table-cell>
          <table:table-cell table:number-columns-repeated="5"/>
          <table:table-cell table:style-name="ce4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1" office:value-type="string" calcext:value-type="string">
            <text:p>+1078 </text:p>
          </table:table-cell>
          <table:table-cell table:style-name="ce41" office:value-type="string" calcext:value-type="string">
            <text:p>+1055</text:p>
          </table:table-cell>
          <table:table-cell table:number-columns-repeated="2"/>
          <table:table-cell table:style-name="ce41" office:value-type="string" calcext:value-type="string">
            <text:p>+2889</text:p>
          </table:table-cell>
          <table:table-cell table:style-name="ce4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94618</text:p>
          </table:table-cell>
          <table:table-cell table:style-name="ce4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7" office:value-type="string" calcext:value-type="string">
            <text:p>294946</text:p>
          </table:table-cell>
          <table:table-cell table:style-name="ce47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5"/>
          <table:table-cell table:number-columns-repeated="20"/>
          <table:table-cell table:style-name="ce41" office:value-type="string" calcext:value-type="string">
            <text:p>+124099</text:p>
          </table:table-cell>
          <table:table-cell table:style-name="ce4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1" office:value-type="string" calcext:value-type="string">
            <text:p>+161051</text:p>
          </table:table-cell>
          <table:table-cell table:style-name="ce41" office:value-type="string" calcext:value-type="string">
            <text:p>+1170</text:p>
          </table:table-cell>
          <table:table-cell/>
          <table:table-cell table:style-name="ce43" office:value-type="string" calcext:value-type="string">
            <text:p>-14736.63</text:p>
          </table:table-cell>
          <table:table-cell/>
          <table:table-cell table:style-name="ce43" office:value-type="string" calcext:value-type="string">
            <text:p>-3228.5</text:p>
          </table:table-cell>
          <table:table-cell/>
          <table:table-cell table:style-name="ce4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7" office:value-type="string" calcext:value-type="string">
            <text:p>296941</text:p>
          </table:table-cell>
          <table:table-cell table:style-name="ce47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7" office:value-type="string" calcext:value-type="string">
            <text:p>297011</text:p>
          </table:table-cell>
          <table:table-cell table:style-name="ce47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7" office:value-type="string" calcext:value-type="string">
            <text:p>315778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3" office:value-type="string" calcext:value-type="string">
            <text:p>-623</text:p>
          </table:table-cell>
          <table:table-cell table:style-name="ce43" office:value-type="string" calcext:value-type="string">
            <text:p>-960.85</text:p>
          </table:table-cell>
          <table:table-cell table:style-name="ce4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45551.52</text:p>
          </table:table-cell>
          <table:table-cell table:style-name="ce41" office:value-type="string" calcext:value-type="string">
            <text:p>+338</text:p>
          </table:table-cell>
          <table:table-cell table:style-name="ce41" office:value-type="string" calcext:value-type="string">
            <text:p>+17902</text:p>
          </table:table-cell>
          <table:table-cell table:number-columns-repeated="2"/>
          <table:table-cell table:style-name="ce41" office:value-type="string" calcext:value-type="string">
            <text:p>+63548</text:p>
          </table:table-cell>
          <table:table-cell table:style-name="ce4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7" office:value-type="string" calcext:value-type="string">
            <text:p>307444</text:p>
          </table:table-cell>
          <table:table-cell table:style-name="ce4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7" office:value-type="string" calcext:value-type="string">
            <text:p>320220</text:p>
          </table:table-cell>
          <table:table-cell table:style-name="ce4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7" office:value-type="string" calcext:value-type="string">
            <text:p>320294</text:p>
          </table:table-cell>
          <table:table-cell table:style-name="ce4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4" office:value-type="string" calcext:value-type="string">
            <text:p>200149</text:p>
          </table:table-cell>
          <table:table-cell table:number-columns-repeated="2"/>
          <table:table-cell table:style-name="ce44" office:value-type="string" calcext:value-type="string">
            <text:p>320651</text:p>
          </table:table-cell>
          <table:table-cell table:style-name="ce4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1" office:value-type="string" calcext:value-type="string">
            <text:p>300786</text:p>
          </table:table-cell>
          <table:table-cell table:style-name="ce31" office:value-type="string" calcext:value-type="string">
            <text:p>3408</text:p>
          </table:table-cell>
          <table:table-cell table:number-columns-repeated="3"/>
          <table:table-cell table:style-name="ce43" office:value-type="string" calcext:value-type="string">
            <text:p>-1906</text:p>
          </table:table-cell>
          <table:table-cell/>
          <table:table-cell table:style-name="ce4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1720</text:p>
          </table:table-cell>
          <table:table-cell table:style-name="ce41" office:value-type="string" calcext:value-type="string">
            <text:p>+18205</text:p>
          </table:table-cell>
          <table:table-cell table:style-name="ce41" office:value-type="string" calcext:value-type="string">
            <text:p>+20</text:p>
          </table:table-cell>
          <table:table-cell/>
          <table:table-cell table:style-name="ce43" office:value-type="string" calcext:value-type="string">
            <text:p>-6465</text:p>
          </table:table-cell>
          <table:table-cell table:style-name="ce41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1" office:value-type="string" calcext:value-type="string">
            <text:p>300786</text:p>
          </table:table-cell>
          <table:table-cell table:style-name="ce3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7" office:value-type="string" calcext:value-type="string">
            <text:p>301520</text:p>
          </table:table-cell>
          <table:table-cell table:style-name="ce47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1" office:value-type="string" calcext:value-type="string">
            <text:p>+500</text:p>
          </table:table-cell>
          <table:table-cell table:number-columns-repeated="5"/>
          <table:table-cell table:style-name="ce4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7" office:value-type="string" calcext:value-type="string">
            <text:p>318707</text:p>
          </table:table-cell>
          <table:table-cell table:style-name="ce47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4" office:value-type="string" calcext:value-type="string">
            <text:p>322856</text:p>
          </table:table-cell>
          <table:table-cell table:style-name="ce49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7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7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7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3" office:value-type="string" calcext:value-type="string">
            <text:p>-1085</text:p>
          </table:table-cell>
          <table:table-cell/>
          <table:table-cell table:style-name="ce4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+1228.55</text:p>
          </table:table-cell>
          <table:table-cell table:style-name="ce41" office:value-type="string" calcext:value-type="string">
            <text:p>+2519</text:p>
          </table:table-cell>
          <table:table-cell table:style-name="ce43" office:value-type="string" calcext:value-type="string">
            <text:p>-1037</text:p>
          </table:table-cell>
          <table:table-cell table:style-name="ce41" office:value-type="string" calcext:value-type="string">
            <text:p>+5</text:p>
          </table:table-cell>
          <table:table-cell/>
          <table:table-cell table:style-name="ce41" office:value-type="string" calcext:value-type="string">
            <text:p>+2710</text:p>
          </table:table-cell>
          <table:table-cell table:style-name="ce41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1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7" office:value-type="string" calcext:value-type="string">
            <text:p>303496</text:p>
          </table:table-cell>
          <table:table-cell table:style-name="ce4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7" office:value-type="string" calcext:value-type="string">
            <text:p>315441</text:p>
          </table:table-cell>
          <table:table-cell table:style-name="ce4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7" office:value-type="string" calcext:value-type="string">
            <text:p>315770</text:p>
          </table:table-cell>
          <table:table-cell table:style-name="ce4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4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7" office:value-type="string" calcext:value-type="string">
            <text:p>317533</text:p>
          </table:table-cell>
          <table:table-cell table:style-name="ce4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4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4" office:value-type="string" calcext:value-type="string">
            <text:p>326086</text:p>
          </table:table-cell>
          <table:table-cell table:style-name="ce4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9" table:default-cell-style-name="ce29"/>
        <table:table-column table:style-name="co13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2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column table:style-name="co39" table:default-cell-style-name="ce29"/>
        <table:table-column table:style-name="co42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39" table:default-cell-style-name="ce29"/>
        <table:table-column table:style-name="co43" table:default-cell-style-name="ce29"/>
        <table:table-column table:style-name="co46" table:default-cell-style-name="ce29"/>
        <table:table-column table:style-name="co39" table:default-cell-style-name="ce29"/>
        <table:table-column table:style-name="co6" table:default-cell-style-name="ce29"/>
        <table:table-column table:style-name="co47" table:default-cell-style-name="ce29"/>
        <table:table-column table:style-name="co48" table:default-cell-style-name="ce29"/>
        <table:table-column table:style-name="co33" table:default-cell-style-name="ce29"/>
        <table:table-column table:style-name="co39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3" table:default-cell-style-name="ce29"/>
        <table:table-column table:style-name="co55" table:default-cell-style-name="ce29"/>
        <table:table-column table:style-name="co50" table:default-cell-style-name="ce29"/>
        <table:table-column table:style-name="co56" table:default-cell-style-name="ce29"/>
        <table:table-column table:style-name="co24" table:number-columns-repeated="984" table:default-cell-style-name="ce29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1"/>
          <table:table-cell table:style-name="ce37"/>
          <table:table-cell table:style-name="ce31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9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6" table:number-columns-repeated="2"/>
          <table:table-cell table:style-name="ce33"/>
          <table:table-cell table:style-name="ce52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7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3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3" office:value-type="string" calcext:value-type="string">
            <text:p>-72</text:p>
          </table:table-cell>
          <table:table-cell/>
          <table:table-cell table:style-name="ce43" office:value-type="string" calcext:value-type="string">
            <text:p>-4643.04</text:p>
          </table:table-cell>
          <table:table-cell table:number-columns-repeated="2"/>
          <table:table-cell table:style-name="ce4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3" office:value-type="string" calcext:value-type="string">
            <text:p>-535.96 </text:p>
          </table:table-cell>
          <table:table-cell table:style-name="ce4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3" office:value-type="string" calcext:value-type="string">
            <text:p>-1224</text:p>
          </table:table-cell>
          <table:table-cell table:style-name="ce43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43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3" office:value-type="string" calcext:value-type="string">
            <text:p>-4124.15</text:p>
          </table:table-cell>
          <table:table-cell table:style-name="ce4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3" office:value-type="string" calcext:value-type="string">
            <text:p>-3360.99</text:p>
          </table:table-cell>
          <table:table-cell table:style-name="ce41" office:value-type="string" calcext:value-type="string">
            <text:p>+22378</text:p>
          </table:table-cell>
          <table:table-cell table:style-name="ce43" office:value-type="string" calcext:value-type="string">
            <text:p>-921</text:p>
          </table:table-cell>
          <table:table-cell table:number-columns-repeated="2"/>
          <table:table-cell table:style-name="ce41" office:value-type="string" calcext:value-type="string">
            <text:p>+18096</text:p>
          </table:table-cell>
          <table:table-cell table:style-name="ce4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61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36952</text:p>
          </table:table-cell>
          <table:table-cell table:style-name="ce4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24" table:number-columns-repeated="1021" table:default-cell-style-name="ce29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60" table:default-cell-style-name="ce29"/>
        <table:table-column table:style-name="co61" table:default-cell-style-name="ce29"/>
        <table:table-column table:style-name="co51" table:default-cell-style-name="ce29"/>
        <table:table-column table:style-name="co62" table:default-cell-style-name="ce29"/>
        <table:table-column table:style-name="co24" table:number-columns-repeated="1020" table:default-cell-style-name="ce29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66" table:default-cell-style-name="ce29"/>
        <table:table-column table:style-name="co38" table:default-cell-style-name="ce29"/>
        <table:table-column table:style-name="co67" table:default-cell-style-name="ce29"/>
        <table:table-column table:style-name="co33" table:default-cell-style-name="ce29"/>
        <table:table-column table:style-name="co35" table:default-cell-style-name="ce29"/>
        <table:table-column table:style-name="co67" table:default-cell-style-name="ce29"/>
        <table:table-column table:style-name="co40" table:default-cell-style-name="ce29"/>
        <table:table-column table:style-name="co32" table:default-cell-style-name="ce29"/>
        <table:table-column table:style-name="co66" table:default-cell-style-name="ce29"/>
        <table:table-column table:style-name="co39" table:default-cell-style-name="ce29"/>
        <table:table-column table:style-name="co45" table:default-cell-style-name="ce29"/>
        <table:table-column table:style-name="co67" table:default-cell-style-name="ce29"/>
        <table:table-column table:style-name="co39" table:default-cell-style-name="ce29"/>
        <table:table-column table:style-name="co42" table:default-cell-style-name="ce29"/>
        <table:table-column table:style-name="co68" table:default-cell-style-name="ce29"/>
        <table:table-column table:style-name="co40" table:default-cell-style-name="ce29"/>
        <table:table-column table:style-name="co64" table:default-cell-style-name="ce29"/>
        <table:table-column table:style-name="co69" table:default-cell-style-name="ce29"/>
        <table:table-column table:style-name="co70" table:default-cell-style-name="ce29"/>
        <table:table-column table:style-name="co13" table:default-cell-style-name="ce29"/>
        <table:table-column table:style-name="co39" table:default-cell-style-name="ce29"/>
        <table:table-column table:style-name="co13" table:default-cell-style-name="ce29"/>
        <table:table-column table:style-name="co39" table:default-cell-style-name="ce29"/>
        <table:table-column table:style-name="co33" table:default-cell-style-name="ce29"/>
        <table:table-column table:style-name="co71" table:default-cell-style-name="ce29"/>
        <table:table-column table:style-name="co33" table:default-cell-style-name="ce29"/>
        <table:table-column table:style-name="co72" table:default-cell-style-name="ce29"/>
        <table:table-column table:style-name="co73" table:default-cell-style-name="ce29"/>
        <table:table-column table:style-name="co39" table:default-cell-style-name="ce29"/>
        <table:table-column table:style-name="co52" table:default-cell-style-name="ce29"/>
        <table:table-column table:style-name="co74" table:default-cell-style-name="ce29"/>
        <table:table-column table:style-name="co49" table:default-cell-style-name="ce29"/>
        <table:table-column table:style-name="co75" table:default-cell-style-name="ce29"/>
        <table:table-column table:style-name="co76" table:default-cell-style-name="ce29"/>
        <table:table-column table:style-name="co77" table:default-cell-style-name="ce29"/>
        <table:table-column table:style-name="co53" table:default-cell-style-name="ce29"/>
        <table:table-column table:style-name="co78" table:default-cell-style-name="ce29"/>
        <table:table-column table:style-name="co79" table:default-cell-style-name="ce29"/>
        <table:table-column table:style-name="co78" table:default-cell-style-name="ce29"/>
        <table:table-column table:style-name="co80" table:default-cell-style-name="ce29"/>
        <table:table-column table:style-name="co49" table:default-cell-style-name="ce29"/>
        <table:table-column table:style-name="co81" table:default-cell-style-name="ce29"/>
        <table:table-column table:style-name="co39" table:number-columns-repeated="2" table:default-cell-style-name="ce29"/>
        <table:table-column table:style-name="co24" table:number-columns-repeated="976" table:default-cell-style-name="ce29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3" office:value-type="string" calcext:value-type="string">
            <text:p>-1619.18 </text:p>
          </table:table-cell>
          <table:table-cell table:style-name="ce4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3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/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43" office:value-type="string" calcext:value-type="string">
            <text:p>-1454.78 </text:p>
          </table:table-cell>
          <table:table-cell table:style-name="ce43" office:value-type="string" calcext:value-type="string">
            <text:p>-1197 </text:p>
          </table:table-cell>
          <table:table-cell table:style-name="ce43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/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43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4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3" office:value-type="string" calcext:value-type="string">
            <text:p>-1467.1</text:p>
          </table:table-cell>
          <table:table-cell table:style-name="ce4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4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2" table:default-cell-style-name="ce29"/>
        <table:table-column table:style-name="co83" table:default-cell-style-name="ce29"/>
        <table:table-column table:style-name="co84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88" table:default-cell-style-name="ce29"/>
        <table:table-column table:style-name="co89" table:default-cell-style-name="ce29"/>
        <table:table-column table:style-name="co83" table:default-cell-style-name="ce29"/>
        <table:table-column table:style-name="co90" table:default-cell-style-name="ce29"/>
        <table:table-column table:style-name="co91" table:number-columns-repeated="2" table:default-cell-style-name="ce29"/>
        <table:table-column table:style-name="co33" table:default-cell-style-name="ce29"/>
        <table:table-column table:style-name="co83" table:default-cell-style-name="ce29"/>
        <table:table-column table:style-name="co91" table:default-cell-style-name="ce29"/>
        <table:table-column table:style-name="co32" table:default-cell-style-name="ce29"/>
        <table:table-column table:style-name="co92" table:default-cell-style-name="ce29"/>
        <table:table-column table:style-name="co93" table:default-cell-style-name="ce29"/>
        <table:table-column table:style-name="co86" table:default-cell-style-name="ce29"/>
        <table:table-column table:style-name="co84" table:default-cell-style-name="ce29"/>
        <table:table-column table:style-name="co92" table:default-cell-style-name="ce29"/>
        <table:table-column table:style-name="co94" table:default-cell-style-name="ce29"/>
        <table:table-column table:style-name="co95" table:default-cell-style-name="ce29"/>
        <table:table-column table:style-name="co92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2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102" table:default-cell-style-name="ce29"/>
        <table:table-column table:style-name="co103" table:default-cell-style-name="ce29"/>
        <table:table-column table:style-name="co85" table:default-cell-style-name="ce29"/>
        <table:table-column table:style-name="co104" table:default-cell-style-name="ce29"/>
        <table:table-column table:style-name="co105" table:default-cell-style-name="ce29"/>
        <table:table-column table:style-name="co106" table:default-cell-style-name="ce29"/>
        <table:table-column table:style-name="co92" table:number-columns-repeated="2" table:default-cell-style-name="ce29"/>
        <table:table-column table:style-name="co106" table:default-cell-style-name="ce29"/>
        <table:table-column table:style-name="co94" table:default-cell-style-name="ce29"/>
        <table:table-column table:style-name="co87" table:default-cell-style-name="ce29"/>
        <table:table-column table:style-name="co96" table:default-cell-style-name="ce29"/>
        <table:table-column table:style-name="co24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3" office:value-type="string" calcext:value-type="string">
            <text:p>-28306</text:p>
          </table:table-cell>
          <table:table-cell table:number-columns-repeated="3"/>
          <table:table-cell table:style-name="ce43" office:value-type="string" calcext:value-type="string">
            <text:p>-2278.55</text:p>
          </table:table-cell>
          <table:table-cell/>
          <table:table-cell table:style-name="ce4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3" office:value-type="string" calcext:value-type="string">
            <text:p>-2080.1 </text:p>
          </table:table-cell>
          <table:table-cell table:style-name="ce43" office:value-type="string" calcext:value-type="string">
            <text:p>-1127 </text:p>
          </table:table-cell>
          <table:table-cell table:style-name="ce4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3" office:value-type="string" calcext:value-type="string">
            <text:p>+18024</text:p>
          </table:table-cell>
          <table:table-cell table:style-name="ce4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.00.0000</text:date>, <text:time style:data-style-name="N2" text:time-value="03:14:48.2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30T03:18:40.888000000</dc:date>
    <meta:editing-duration>P10DT20H27M49S</meta:editing-duration>
    <meta:editing-cycles>4783</meta:editing-cycles>
    <meta:document-statistic meta:table-count="6" meta:cell-count="13108" meta:object-count="0"/>
    <meta:user-defined meta:name="qrichtext">1</meta:user-defined>
  </office:meta>
</office:document-meta>
</file>